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Monospace" svg:font-family="Monospace" style:font-pitch="fixed"/>
    <style:font-face style:name="Bitstream Vera Sans Mono" svg:font-family="'Bitstream Vera Sans Mono'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automatic-styles>
    <style:style style:name="P1" style:family="paragraph" style:parent-style-name="APA-Title_20_Page_20_Notes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2" style:family="paragraph" style:parent-style-name="APA-Running_20_Head">
      <style:text-properties style:font-name="Bitstream Vera Sans1" fo:font-size="10pt" style:font-size-asian="10pt" style:font-size-complex="10pt"/>
    </style:style>
    <style:style style:name="P3" style:family="paragraph" style:parent-style-name="Heading_20_3">
      <style:paragraph-properties fo:break-before="page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paragraph-properties fo:margin-left="0pt" fo:margin-right="0pt" fo:text-indent="0pt" style:auto-text-indent="false"/>
    </style:style>
    <style:style style:name="P6" style:family="paragraph" style:parent-style-name="APA-Paper_20_Titile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7" style:family="paragraph" style:parent-style-name="APA-Byline_20__26__20_Affiliation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8" style:family="paragraph" style:parent-style-name="code">
      <style:text-properties style:font-name="Bitstream Vera Sans Mono" fo:font-size="7pt" style:font-size-asian="7pt" style:font-size-complex="7pt"/>
    </style:style>
    <style:style style:name="P9" style:family="paragraph" style:parent-style-name="code">
      <style:text-properties fo:font-size="7pt" style:font-size-asian="7pt" style:font-size-complex="7pt"/>
    </style:style>
    <style:style style:name="T1" style:family="text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T2" style:family="text">
      <style:text-properties style:text-position="super 58%"/>
    </style:style>
    <style:style style:name="T3" style:family="text">
      <style:text-properties fo:color="#000000" style:font-name-asian="Monospace" style:font-name-complex="Monospace"/>
    </style:style>
    <style:style style:name="T4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5" style:family="text">
      <style:text-properties fo:color="#000000" fo:font-size="10pt" style:font-name-asian="Monospace" style:font-size-asian="10pt" style:font-name-complex="Monospace" style:font-size-complex="10pt"/>
    </style:style>
    <style:style style:name="T6" style:family="text">
      <style:text-properties style:font-name="Bitstream Vera Sans Mono"/>
    </style:style>
    <style:style style:name="T7" style:family="text">
      <style:text-properties style:font-name="Bitstream Vera Sans Mono" fo:font-size="7pt" style:font-size-asian="7pt" style:font-size-complex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Lab2 Project</text:p>
      <text:p text:style-name="P7">Xin Tan</text:p>
      <text:p text:style-name="P7">National University</text:p>
      <text:p text:style-name="P7">CSC615</text:p>
      <text:p text:style-name="P7">Professor Geoge H. Tanabe</text:p>
      <text:p text:style-name="P1"/>
      <text:p text:style-name="P3"/>
      <text:p text:style-name="Heading_20_3">Overview:</text:p>
      <text:p text:style-name="Text_20_body">IDE:<text:tab/><text:tab/>vim, eclipse</text:p>
      <text:p text:style-name="Text_20_body">Date:<text:tab/><text:tab/>May 7<text:span text:style-name="T2">th</text:span> 2009</text:p>
      <text:p text:style-name="Text_20_body">Compiler:<text:tab/>SUN JDK 6.0 Linux 64bit (1.6)</text:p>
      <text:p text:style-name="Text_20_body">Ant Makefile:<text:tab/>build.xml</text:p>
      <text:p text:style-name="Text_20_body">Project URL:<text:tab/>http://github.com/tanxin/xin_csc615</text:p>
      <text:p text:style-name="P5"/>
      <text:p text:style-name="Heading_20_3">Get SourceCode:</text:p>
      <text:p text:style-name="Text_20_body">From Git (newest version):</text:p>
      <text:p text:style-name="code">tanxin@laptop ~/.workspace-java/csc615 $ git clone git://github.com/tanxin/xin_overlay.git</text:p>
      <text:p text:style-name="Heading_20_3">Compile:</text:p>
      <text:p text:style-name="code">tanxin@laptop ~/.workspace-java/csc615 $ ant lab2</text:p>
      <text:p text:style-name="code">Buildfile: build.xml </text:p>
      <text:p text:style-name="code"/>
      <text:p text:style-name="code">init: </text:p>
      <text:p text:style-name="code"><text:s text:c="4"/>[mkdir] Created dir: /home/tanxin/documents/school/nu/CSC615/project/build </text:p>
      <text:p text:style-name="code"/>
      <text:p text:style-name="code">compile: </text:p>
      <text:p text:style-name="code"><text:s text:c="4"/>[javac] Compiling 7 source files to /home/tanxin/documents/school/nu/CSC615/project/build </text:p>
      <text:p text:style-name="code"/>
      <text:p text:style-name="code">BUILD SUCCESSFUL </text:p>
      <text:p text:style-name="code">Total time: 1 second </text:p>
      <text:p text:style-name="P4"/>
      <text:p text:style-name="Heading_20_3">Run:</text:p>
      <text:p text:style-name="P9"/>
      <text:p text:style-name="P9">tanxin@laptop ~/.workspace-java/csc615 $ java -cp build edu.nu.csc615.lab2.MainRunner</text:p>
      <text:p text:style-name="P9">* <text:s text:c="10"/>* * * * * * * * * * <text:s text:c="2"/>* * * * * * * * * * <text:s text:c="10"/>* * </text:p>
      <text:p text:style-name="P8">* * <text:s text:c="9"/>* * * * * * * * * <text:s text:c="4"/>* * * * * * * * * <text:s text:c="9"/>* * * </text:p>
      <text:p text:style-name="P8">* * * <text:s text:c="8"/>* * * * * * * * <text:s text:c="6"/>* * * * * * * * <text:s text:c="8"/>* * * * </text:p>
      <text:p text:style-name="P8">* * * * <text:s text:c="7"/>* * * * * * * <text:s text:c="8"/>* * * * * * * <text:s text:c="7"/>* * * * * </text:p>
      <text:p text:style-name="P8">* * * * * <text:s text:c="6"/>* * * * * * <text:s text:c="10"/>* * * * * * <text:s text:c="6"/>* * * * * * </text:p>
      <text:p text:style-name="P8">* * * * * * <text:s text:c="5"/>* * * * * <text:s text:c="12"/>* * * * * <text:s text:c="5"/>* * * * * * * </text:p>
      <text:p text:style-name="P8">* * * * * * * <text:s text:c="4"/>* * * * <text:s text:c="14"/>* * * * <text:s text:c="4"/>* * * * * * * * </text:p>
      <text:p text:style-name="P8">* * * * * * * * <text:s text:c="3"/>* * * <text:s text:c="16"/>* * * <text:s text:c="3"/>* * * * * * * * * </text:p>
      <text:p text:style-name="P8">* * * * * * * * * <text:s text:c="2"/>* * <text:s text:c="18"/>* * <text:s text:c="2"/>* * * * * * * * * * </text:p>
      <text:p text:style-name="P8"><text:span text:style-name="T3">* * * * * * * * * * <text:s/>* <text:s text:c="20"/>* <text:s/>* * * * * * * * * * * </text:span></text:p>
      <text:p text:style-name="code"/>
      <text:p text:style-name="code"/>
      <text:p text:style-name="Heading_20_3">Code List:</text:p>
      <text:p text:style-name="Text_20_body">edu.nu.csc615.lab2.MainRunner.java</text:p>
      <text:p text:style-name="code"><text:soft-page-break/>package edu.nu.csc615.lab2;</text:p>
      <text:p text:style-name="code"/>
      <text:p text:style-name="code">public class MainRunner {</text:p>
      <text:p text:style-name="code"><text:s text:c="4"/></text:p>
      <text:p text:style-name="code"><text:s text:c="4"/>/* define lines */ </text:p>
      <text:p text:style-name="code"><text:s text:c="4"/>public final static int lines = 10;</text:p>
      <text:p text:style-name="code"/>
      <text:p text:style-name="code"><text:s text:c="4"/>public static void main(String[] args) { <text:s text:c="3"/></text:p>
      <text:p text:style-name="code"><text:s text:c="8"/></text:p>
      <text:p text:style-name="code"><text:s text:c="8"/>/* loop lines */</text:p>
      <text:p text:style-name="code"><text:s text:c="8"/>for (int line=1;line&lt;=lines;line++){</text:p>
      <text:p text:style-name="code"><text:s text:c="12"/></text:p>
      <text:p text:style-name="code"><text:s text:c="12"/>/* 1st triangle loop */</text:p>
      <text:p text:style-name="code"><text:s text:c="12"/>for(int t1=0;t1&lt;line;t1++)</text:p>
      <text:p text:style-name="code"><text:s text:c="16"/>System.out.print("* ");</text:p>
      <text:p text:style-name="code"><text:s text:c="12"/></text:p>
      <text:p text:style-name="code"><text:s text:c="12"/>/* 1st space loop */</text:p>
      <text:p text:style-name="code"><text:s text:c="12"/>for(int s1=lines;s1&gt;=line;s1--)</text:p>
      <text:p text:style-name="code"><text:s text:c="16"/>System.out.print(" ");</text:p>
      <text:p text:style-name="code"><text:s text:c="12"/></text:p>
      <text:p text:style-name="code"><text:s text:c="12"/>/* 2nd triangle */</text:p>
      <text:p text:style-name="code"><text:s text:c="12"/>for(int t2=lines;t2&gt;=line;t2--)</text:p>
      <text:p text:style-name="code"><text:s text:c="16"/>System.out.print("* ");</text:p>
      <text:p text:style-name="code"><text:s text:c="12"/></text:p>
      <text:p text:style-name="code"><text:s text:c="12"/>/* 2nd space */</text:p>
      <text:p text:style-name="code"><text:s text:c="12"/>for(int s2=0;s2&lt;line;s2++)</text:p>
      <text:p text:style-name="code"><text:s text:c="16"/>System.out.print(" <text:s/>");</text:p>
      <text:p text:style-name="code"><text:s text:c="12"/></text:p>
      <text:p text:style-name="code"><text:s text:c="12"/>/* 3rd triangle */</text:p>
      <text:p text:style-name="code"><text:s text:c="12"/>for(int t3=lines;t3&gt;=line;t3--)</text:p>
      <text:p text:style-name="code"><text:s text:c="16"/>System.out.print("* ");</text:p>
      <text:p text:style-name="code"><text:s text:c="12"/></text:p>
      <text:p text:style-name="code"><text:s text:c="12"/>/* 3rd space */</text:p>
      <text:p text:style-name="code"><text:s text:c="12"/>for(int s3=lines;s3&gt;=line;s3--)</text:p>
      <text:p text:style-name="code"><text:s text:c="16"/>System.out.print(" ");</text:p>
      <text:p text:style-name="code"><text:s text:c="12"/></text:p>
      <text:p text:style-name="code"><text:s text:c="12"/>/* 4th triangle */</text:p>
      <text:p text:style-name="code"><text:s text:c="12"/>for(int t4=0;t4&lt;=line;t4++)</text:p>
      <text:p text:style-name="code"><text:s text:c="16"/>System.out.print("* ");</text:p>
      <text:p text:style-name="code"><text:s text:c="12"/></text:p>
      <text:p text:style-name="code"><text:s text:c="12"/>/* done */</text:p>
      <text:p text:style-name="code"><text:s text:c="12"/>System.out.println(""); <text:s text:c="8"/></text:p>
      <text:p text:style-name="code"><text:s text:c="8"/>}</text:p>
      <text:p text:style-name="code"><text:s text:c="4"/>}</text:p>
      <text:p text:style-name="code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Monospace" svg:font-family="Monospace" style:font-pitch="fixed"/>
    <style:font-face style:name="Bitstream Vera Sans Mono" svg:font-family="'Bitstream Vera Sans Mono'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79.99pt" style:writing-mode="page"/>
      <style:text-properties fo:color="#000000" style:font-name="Times New Roman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0pt" fo:margin-right="0pt" fo:margin-top="0pt" fo:margin-bottom="6.01pt" fo:line-height="200%" fo:hyphenation-ladder-count="no-limit" fo:text-indent="36.85pt" style:auto-text-indent="false" style:page-number="auto"/>
      <style:text-properties style:font-name="Bitstream Vera Sans" fo:font-size="10pt" fo:hyphenate="true" fo:hyphenation-remain-char-count="2" fo:hyphenation-push-char-count="2"/>
    </style:style>
    <style:style style:name="Heading" style:family="paragraph" style:parent-style-name="Standard" style:next-style-name="Text_20_body" style:class="text" style:master-page-name="">
      <style:paragraph-properties fo:margin-top="0pt" fo:margin-bottom="0pt" style:page-number="auto" fo:keep-with-next="always"/>
      <style:text-properties style:font-name="Times New Roman" fo:font-size="12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pt" fo:margin-bottom="0pt" fo:line-height="200%" fo:text-align="center" style:justify-single-word="false" style:page-number="auto"/>
      <style:text-properties fo:text-transform="capitaliz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pt" fo:margin-bottom="0pt" fo:line-height="200%" fo:text-align="center" style:justify-single-word="false"/>
      <style:text-properties fo:font-size="12pt" fo:font-style="normal" style:text-underline-style="solid" style:text-underline-width="auto" style:text-underline-color="font-color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pt" fo:margin-bottom="0pt" fo:line-height="200%" style:page-number="auto"/>
      <style:text-properties style:font-name="Bitstream Vera Sans"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APA-Heading_20_4" style:next-style-name="Text_20_body" style:class="text" style:master-page-name="" style:default-outline-level="4">
      <style:paragraph-properties fo:margin-left="36.85pt" fo:margin-right="0pt" fo:line-height="200%" fo:text-indent="0pt" style:auto-text-indent="false" style:page-number="auto" fo:keep-with-next="always"/>
      <style:text-properties fo:font-size="12pt" fo:font-style="normal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234pt" style:type="center"/>
          <style:tab-stop style:position="468pt" style:type="right"/>
        </style:tab-stops>
      </style:paragraph-properties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>
      <style:paragraph-properties fo:margin-left="0pt" fo:margin-right="0pt" fo:line-height="200%" fo:text-indent="42.49pt" style:auto-text-indent="false"/>
    </style:style>
    <style:style style:name="Index" style:family="paragraph" style:parent-style-name="Standard" style:class="index">
      <style:paragraph-properties text:number-lines="false" text:line-number="0"/>
    </style:style>
    <style:style style:name="APA-Text_20_Paragraph" style:display-name="APA-Text Paragraph" style:family="paragraph" style:parent-style-name="Standard" style:master-page-name="">
      <style:paragraph-properties fo:margin-left="0pt" fo:margin-right="0pt" fo:line-height="200%" fo:text-indent="36.85pt" style:auto-text-indent="false" style:page-number="auto" fo:background-color="transparent">
        <style:tab-stops/>
        <style:background-image/>
      </style:paragraph-properties>
    </style:style>
    <style:style style:name="APA-Heading_20_.9" style:display-name="APA-Heading .9" style:family="paragraph" style:parent-style-name="APA-Text_20_Paragraph" style:next-style-name="APA-Text_20_Paragraph">
      <style:paragraph-properties fo:margin-left="0pt" fo:margin-right="0pt" fo:text-align="center" style:justify-single-word="false" fo:text-indent="0pt" style:auto-text-indent="false"/>
      <style:text-properties fo:text-transform="uppercase"/>
    </style:style>
    <style:style style:name="APA-Heading_20_1" style:display-name="APA-Heading 1" style:family="paragraph" style:parent-style-name="APA-Heading_20_.9" style:next-style-name="APA-Text_20_Paragraph">
      <style:text-properties fo:text-transform="capitalize"/>
    </style:style>
    <style:style style:name="APA-Heading_20_2" style:display-name="APA-Heading 2" style:family="paragraph" style:parent-style-name="APA-Heading_20_1" style:next-style-name="APA-Text_20_Paragraph">
      <style:text-properties style:text-underline-style="solid" style:text-underline-width="auto" style:text-underline-color="font-color"/>
    </style:style>
    <style:style style:name="APA-Heading_20_3" style:display-name="APA-Heading 3" style:family="paragraph" style:parent-style-name="APA-Heading_20_2" style:next-style-name="APA-Text_20_Paragraph">
      <style:paragraph-properties fo:margin-left="0pt" fo:margin-right="0pt" fo:text-align="start" style:justify-single-word="false" fo:text-indent="0pt" style:auto-text-indent="false"/>
    </style:style>
    <style:style style:name="APA-Heading_20_4" style:display-name="APA-Heading 4" style:family="paragraph" style:parent-style-name="APA-Heading_20_3" style:next-style-name="APA-Text_20_Paragraph">
      <style:paragraph-properties fo:margin-left="0pt" fo:margin-right="0pt" fo:text-indent="36.85pt" style:auto-text-indent="false"/>
    </style:style>
    <style:style style:name="APA-Page_20_Header" style:display-name="APA-Page Header" style:family="paragraph" style:parent-style-name="Header">
      <style:paragraph-properties fo:text-align="end" style:justify-single-word="false"/>
    </style:style>
    <style:style style:name="APA-Running_20_Head" style:display-name="APA-Running Head" style:family="paragraph" style:parent-style-name="APA-Page_20_Header">
      <style:paragraph-properties fo:line-height="200%" fo:text-align="start" style:justify-single-word="false"/>
    </style:style>
    <style:style style:name="APA-Byline_20__26__20_Affiliation" style:display-name="APA-Byline &amp; Affiliation" style:family="paragraph" style:parent-style-name="APA-Running_20_Head">
      <style:paragraph-properties fo:text-align="center" style:justify-single-word="false"/>
    </style:style>
    <style:style style:name="APA-Paper_20_Titile" style:display-name="APA-Paper Titile" style:family="paragraph" style:parent-style-name="APA-Byline_20__26__20_Affiliation"/>
    <style:style style:name="APA-Title_20_Page_20_Notes" style:display-name="APA-Title Page Notes" style:family="paragraph" style:parent-style-name="APA-Byline_20__26__20_Affiliation">
      <style:paragraph-properties fo:text-align="start" style:justify-single-word="false"/>
    </style:style>
    <style:style style:name="APA-Abstract_20_Title" style:display-name="APA-Abstract Title" style:family="paragraph" style:parent-style-name="APA-Title_20_Page_20_Notes" style:next-style-name="APA-Abstract">
      <style:paragraph-properties fo:text-align="center" style:justify-single-word="false"/>
    </style:style>
    <style:style style:name="APA-Abstract" style:family="paragraph" style:parent-style-name="APA-Abstract_20_Title">
      <style:paragraph-properties fo:text-align="start" style:justify-single-word="false"/>
    </style:style>
    <style:style style:name="code" style:family="paragraph" style:parent-style-name="Code">
      <style:paragraph-properties fo:margin-top="0pt" fo:margin-bottom="0pt" fo:line-height="100%" fo:padding="1.39pt" fo:border="0.06pt solid #000000"/>
      <style:text-properties style:font-name="Bitstream Vera Sans Mono" fo:font-size="7pt" style:font-size-asian="7pt" style:font-size-complex="7pt"/>
    </style:style>
    <style:style style:name="Answer" style:family="paragraph" style:parent-style-name="Text_20_body" style:class="text" style:master-page-name="">
      <style:paragraph-properties style:page-number="auto" fo:background-color="transparent">
        <style:tab-stops/>
        <style:background-image/>
      </style:paragraph-properties>
      <style:text-properties fo:font-style="italic" style:text-underline-style="solid" style:text-underline-width="auto" style:text-underline-color="font-color" fo:font-weight="normal" style:font-style-asian="italic" style:font-weight-asian="bold" style:font-style-complex="italic" style:font-weight-complex="bold"/>
    </style:style>
    <style:style style:name="Code" style:family="paragraph" style:parent-style-name="Text_20_body"/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pt" svg:y="0pt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pt" svg:y="0pt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14.14pt" style:num-format="1" text:number-position="left" text:increment="5"/>
  </office:styles>
  <office:automatic-styles>
    <style:style style:name="MT1" style:family="text">
      <style:text-properties style:font-name="Bitstream Vera Sans1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612pt" fo:page-height="792pt" style:num-format="1" style:print-orientation="portrait" fo:margin-top="72pt" fo:margin-bottom="72pt" fo:margin-left="72pt" fo:margin-right="72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>
        <style:header-footer-properties fo:min-height="28.29pt" fo:margin-left="0pt" fo:margin-right="0pt" fo:margin-bottom="14.14pt" fo:background-color="transparent">
          <style:background-image/>
        </style:header-footer-properties>
      </style:header-style>
      <style:footer-style/>
    </style:page-layout>
    <style:page-layout style:name="Mpm2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APA-Page_20_Header"><text:span text:style-name="MT1">Lab2</text:span> <text:page-number text:select-page="current">1</text:page-number>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creation-date>2009-01-12T15:01:35</meta:creation-date>
    <dc:language>en-US</dc:language>
    <meta:editing-cycles>363</meta:editing-cycles>
    <meta:editing-duration>PT17H13M03S</meta:editing-duration>
    <meta:initial-creator>Xin Tan</meta:initial-creator>
    <dc:date>2009-05-07T12:50:21</dc:date>
    <dc:creator>Xin Tan</dc:creator>
    <meta:document-statistic meta:table-count="0" meta:image-count="0" meta:object-count="0" meta:page-count="3" meta:paragraph-count="81" meta:word-count="413" meta:character-count="2667"/>
    <meta:user-defined meta:name="Info 1"/>
    <meta:user-defined meta:name="Info 2"/>
    <meta:user-defined meta:name="Info 3"/>
    <meta:user-defined meta:name="Info 4"/>
    <meta:template xlink:type="simple" xlink:actuate="onRequest" xlink:title="apa_4thEd" xlink:href="../../../../../.ooo3/user/uno_packages/cache/uno_packages/6jHoak_/OOOP-templates-unified-en-US-2.4.0.4.oxt/template/educate/apa_4thEd.ott" meta:date="2009-01-12T15:01:34"/>
  </office:meta>
</office:document-meta>
</file>